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P7" style:family="paragraph" style:parent-style-name="Standard">
      <style:paragraph-properties fo:break-before="auto" fo:line-height="115%" fo:border-bottom="#808080 0.053cm solid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Heading_20_1">
      <style:paragraph-properties fo:break-before="auto" fo:line-height="115%" fo:margin-top="0.847cm" style:writing-mode="lr-tb"/>
    </style:style>
    <style:style style:name="T9_1" style:family="text">
      <style:text-properties fo:font-size="23pt" style:font-size-asian="23pt" style:font-size-complex="23pt" fo:font-weight="bold" style:font-weight-asian="bold" style:font-weight-complex="bold"/>
    </style:style>
    <style:style style:name="T9_2" style:family="text">
      <style:text-properties fo:font-size="23pt" style:font-size-asian="23pt" style:font-size-complex="23pt" fo:font-weight="bold" style:font-weight-asian="bold" style:font-weight-complex="bold"/>
    </style:style>
    <style:style style:name="T9_3" style:family="text">
      <style:text-properties fo:font-size="23pt" style:font-size-asian="23pt" style:font-size-complex="23pt" fo:font-weight="bold" style:font-weight-asian="bold" style:font-weight-complex="bold"/>
    </style:style>
    <style:style style:name="T9_4" style:family="text">
      <style:text-properties fo:font-size="23pt" style:font-size-asian="23pt" style:font-size-complex="23pt" fo:font-weight="bold" style:font-weight-asian="bold" style:font-weight-complex="bold"/>
    </style:style>
    <style:style style:name="T9_5" style:family="text">
      <style:text-properties fo:font-size="23pt" style:font-size-asian="23pt" style:font-size-complex="23pt" fo:font-weight="bold" style:font-weight-asian="bold" style:font-weight-complex="bold"/>
    </style:style>
    <style:style style:name="T9_6" style:family="text">
      <style:text-properties fo:font-size="23pt" style:font-size-asian="23pt" style:font-size-complex="23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Heading_20_1">
      <style:paragraph-properties fo:break-before="auto" fo:line-height="115%" fo:margin-top="0.847cm" style:writing-mode="lr-tb"/>
    </style:style>
    <style:style style:name="T15_1" style:family="text">
      <style:text-properties fo:font-size="23pt" style:font-size-asian="23pt" style:font-size-complex="23pt" fo:font-weight="bold" style:font-weight-asian="bold" style:font-weight-complex="bold"/>
    </style:style>
    <style:style style:name="T15_2" style:family="text">
      <style:text-properties fo:font-size="23pt" style:font-size-asian="23pt" style:font-size-complex="23pt" fo:font-weight="bold" style:font-weight-asian="bold" style:font-weight-complex="bold"/>
    </style:style>
    <style:style style:name="T15_3" style:family="text">
      <style:text-properties fo:font-size="23pt" style:font-size-asian="23pt" style:font-size-complex="23pt" fo:font-weight="bold" style:font-weight-asian="bold" style:font-weight-complex="bold"/>
    </style:style>
    <style:style style:name="T15_4" style:family="text">
      <style:text-properties fo:font-size="23pt" style:font-size-asian="23pt" style:font-size-complex="23pt" fo:font-weight="bold" style:font-weight-asian="bold" style:font-weight-complex="bold"/>
    </style:style>
    <style:style style:name="T15_5" style:family="text">
      <style:text-properties fo:font-size="23pt" style:font-size-asian="23pt" style:font-size-complex="23pt" fo:font-weight="bold" style:font-weight-asian="bold" style:font-weight-complex="bold"/>
    </style:style>
    <style:style style:name="T15_6" style:family="text">
      <style:text-properties fo:font-size="23pt" style:font-size-asian="23pt" style:font-size-complex="23pt" fo:font-weight="bold" style:font-weight-asian="bold" style:font-weight-complex="bold"/>
    </style:style>
    <style:style style:name="T15_7" style:family="text">
      <style:text-properties fo:font-size="23pt" style:font-size-asian="23pt" style:font-size-complex="23pt" fo:font-weight="bold" style:font-weight-asian="bold" style:font-weight-complex="bold"/>
    </style:style>
    <style:style style:name="T15_8" style:family="text">
      <style:text-properties fo:font-size="23pt" style:font-size-asian="23pt" style:font-size-complex="23pt" fo:font-weight="bold" style:font-weight-asian="bold" style:font-weight-complex="bold"/>
    </style:style>
    <style:style style:name="T15_9" style:family="text">
      <style:text-properties fo:font-size="23pt" style:font-size-asian="23pt" style:font-size-complex="23pt" fo:font-weight="bold" style:font-weight-asian="bold" style:font-weight-complex="bold"/>
    </style:style>
    <style:style style:name="T15_10" style:family="text">
      <style:text-properties fo:font-size="23pt" style:font-size-asian="23pt" style:font-size-complex="23pt" fo:font-weight="bold" style:font-weight-asian="bold" style:font-weight-complex="bold"/>
    </style:style>
    <style:style style:name="T15_11" style:family="text">
      <style:text-properties fo:font-size="23pt" style:font-size-asian="23pt" style:font-size-complex="23pt" fo:font-weight="bold" style:font-weight-asian="bold" style:font-weight-complex="bold"/>
    </style:style>
    <style:style style:name="T15_12" style:family="text">
      <style:text-properties fo:font-size="23pt" style:font-size-asian="23pt" style:font-size-complex="23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Heading_20_1">
      <style:paragraph-properties fo:break-before="auto" fo:line-height="115%" fo:margin-top="0.847cm" style:writing-mode="lr-tb"/>
    </style:style>
    <style:style style:name="T19_1" style:family="text">
      <style:text-properties fo:font-size="23pt" style:font-size-asian="23pt" style:font-size-complex="23pt" fo:font-weight="bold" style:font-weight-asian="bold" style:font-weight-complex="bold"/>
    </style:style>
    <style:style style:name="T19_2" style:family="text">
      <style:text-properties fo:font-size="23pt" style:font-size-asian="23pt" style:font-size-complex="23pt" fo:font-weight="bold" style:font-weight-asian="bold" style:font-weight-complex="bold"/>
    </style:style>
    <style:style style:name="T19_3" style:family="text">
      <style:text-properties fo:font-size="23pt" style:font-size-asian="23pt" style:font-size-complex="23pt" fo:font-weight="bold" style:font-weight-asian="bold" style:font-weight-complex="bold"/>
    </style:style>
    <style:style style:name="T19_4" style:family="text">
      <style:text-properties fo:font-size="23pt" style:font-size-asian="23pt" style:font-size-complex="23pt" fo:font-weight="bold" style:font-weight-asian="bold" style:font-weight-complex="bold"/>
    </style:style>
    <style:style style:name="T19_5" style:family="text">
      <style:text-properties fo:font-size="23pt" style:font-size-asian="23pt" style:font-size-complex="23pt" fo:font-weight="bold" style:font-weight-asian="bold" style:font-weight-complex="bold"/>
    </style:style>
    <style:style style:name="T19_6" style:family="text">
      <style:text-properties fo:font-size="23pt" style:font-size-asian="23pt" style:font-size-complex="23pt" fo:font-weight="bold" style:font-weight-asian="bold" style:font-weight-complex="bold"/>
    </style:style>
    <style:style style:name="T19_7" style:family="text">
      <style:text-properties fo:font-size="23pt" style:font-size-asian="23pt" style:font-size-complex="23pt" fo:font-weight="bold" style:font-weight-asian="bold" style:font-weight-complex="bold"/>
    </style:style>
    <style:style style:name="T19_8" style:family="text">
      <style:text-properties fo:font-size="23pt" style:font-size-asian="23pt" style:font-size-complex="23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Heading_20_1">
      <style:paragraph-properties fo:break-before="auto" fo:line-height="115%" fo:margin-top="0.847cm" style:writing-mode="lr-tb"/>
    </style:style>
    <style:style style:name="T24_1" style:family="text">
      <style:text-properties fo:font-size="23pt" style:font-size-asian="23pt" style:font-size-complex="23pt" fo:font-weight="bold" style:font-weight-asian="bold" style:font-weight-complex="bold"/>
    </style:style>
    <style:style style:name="T24_2" style:family="text">
      <style:text-properties fo:font-size="23pt" style:font-size-asian="23pt" style:font-size-complex="23pt" fo:font-weight="bold" style:font-weight-asian="bold" style:font-weight-complex="bold"/>
    </style:style>
    <style:style style:name="T24_3" style:family="text">
      <style:text-properties fo:font-size="23pt" style:font-size-asian="23pt" style:font-size-complex="23pt" fo:font-weight="bold" style:font-weight-asian="bold" style:font-weight-complex="bold"/>
    </style:style>
    <style:style style:name="T24_4" style:family="text">
      <style:text-properties fo:font-size="23pt" style:font-size-asian="23pt" style:font-size-complex="23pt" fo:font-weight="bold" style:font-weight-asian="bold" style:font-weight-complex="bold"/>
    </style:style>
    <style:style style:name="T24_5" style:family="text">
      <style:text-properties fo:font-size="23pt" style:font-size-asian="23pt" style:font-size-complex="23pt" fo:font-weight="bold" style:font-weight-asian="bold" style:font-weight-complex="bold"/>
    </style:style>
    <style:style style:name="T24_6" style:family="text">
      <style:text-properties fo:font-size="23pt" style:font-size-asian="23pt" style:font-size-complex="23pt" fo:font-weight="bold" style:font-weight-asian="bold" style:font-weight-complex="bold"/>
    </style:style>
    <style:style style:name="T24_7" style:family="text">
      <style:text-properties fo:font-size="23pt" style:font-size-asian="23pt" style:font-size-complex="23pt" fo:font-weight="bold" style:font-weight-asian="bold" style:font-weight-complex="bold"/>
    </style:style>
    <style:style style:name="T24_8" style:family="text">
      <style:text-properties fo:font-size="23pt" style:font-size-asian="23pt" style:font-size-complex="23pt" fo:font-weight="bold" style:font-weight-asian="bold" style:font-weight-complex="bold"/>
    </style:style>
    <style:style style:name="T24_9" style:family="text">
      <style:text-properties fo:font-size="23pt" style:font-size-asian="23pt" style:font-size-complex="23pt" fo:font-weight="bold" style:font-weight-asian="bold" style:font-weight-complex="bold"/>
    </style:style>
    <style:style style:name="T24_10" style:family="text">
      <style:text-properties fo:font-size="23pt" style:font-size-asian="23pt" style:font-size-complex="23pt" fo:font-weight="bold" style:font-weight-asian="bold" style:font-weight-complex="bold"/>
    </style:style>
    <style:style style:name="T24_11" style:family="text">
      <style:text-properties fo:font-size="23pt" style:font-size-asian="23pt" style:font-size-complex="23pt" fo:font-weight="bold" style:font-weight-asian="bold" style:font-weight-complex="bold"/>
    </style:style>
    <style:style style:name="T24_12" style:family="text">
      <style:text-properties fo:font-size="23pt" style:font-size-asian="23pt" style:font-size-complex="23pt" fo:font-weight="bold" style:font-weight-asian="bold" style:font-weight-complex="bold"/>
    </style:style>
    <style:style style:name="T24_13" style:family="text">
      <style:text-properties fo:font-size="23pt" style:font-size-asian="23pt" style:font-size-complex="23pt" fo:font-weight="bold" style:font-weight-asian="bold" style:font-weight-complex="bold"/>
    </style:style>
    <style:style style:name="T24_14" style:family="text">
      <style:text-properties fo:font-size="23pt" style:font-size-asian="23pt" style:font-size-complex="23pt" fo:font-weight="bold" style:font-weight-asian="bold" style:font-weight-complex="bold"/>
    </style:style>
    <style:style style:name="T24_15" style:family="text">
      <style:text-properties fo:font-size="23pt" style:font-size-asian="23pt" style:font-size-complex="23pt" fo:font-weight="bold" style:font-weight-asian="bold" style:font-weight-complex="bold"/>
    </style:style>
    <style:style style:name="T24_16" style:family="text">
      <style:text-properties fo:font-size="23pt" style:font-size-asian="23pt" style:font-size-complex="23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P27" style:family="paragraph" style:parent-style-name="Heading_20_1">
      <style:paragraph-properties fo:break-before="auto" fo:line-height="115%" fo:margin-top="0.847cm" style:writing-mode="lr-tb"/>
    </style:style>
    <style:style style:name="T27_1" style:family="text">
      <style:text-properties fo:font-size="23pt" style:font-size-asian="23pt" style:font-size-complex="23pt" fo:font-weight="bold" style:font-weight-asian="bold" style:font-weight-complex="bold"/>
    </style:style>
    <style:style style:name="T27_2" style:family="text">
      <style:text-properties fo:font-size="23pt" style:font-size-asian="23pt" style:font-size-complex="23pt" fo:font-weight="bold" style:font-weight-asian="bold" style:font-weight-complex="bold"/>
    </style:style>
    <style:style style:name="T27_3" style:family="text">
      <style:text-properties fo:font-size="23pt" style:font-size-asian="23pt" style:font-size-complex="23pt" fo:font-weight="bold" style:font-weight-asian="bold" style:font-weight-complex="bold"/>
    </style:style>
    <style:style style:name="T27_4" style:family="text">
      <style:text-properties fo:font-size="23pt" style:font-size-asian="23pt" style:font-size-complex="23pt" fo:font-weight="bold" style:font-weight-asian="bold" style:font-weight-complex="bold"/>
    </style:style>
    <style:style style:name="T27_5" style:family="text">
      <style:text-properties fo:font-size="23pt" style:font-size-asian="23pt" style:font-size-complex="23pt" fo:font-weight="bold" style:font-weight-asian="bold" style:font-weight-complex="bold"/>
    </style:style>
    <style:style style:name="T27_6" style:family="text">
      <style:text-properties fo:font-size="23pt" style:font-size-asian="23pt" style:font-size-complex="23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break-before="auto" fo:line-height="115%" fo:border-bottom="#808080 0.053cm solid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auto" fo:line-height="115%" fo:margin-top="0.847cm" style:writing-mode="lr-tb"/>
    </style:style>
    <style:style style:name="T32_1" style:family="text">
      <style:text-properties fo:font-size="23pt" style:font-size-asian="23pt" style:font-size-complex="23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P38" style:family="paragraph" style:parent-style-name="Heading_20_1">
      <style:paragraph-properties fo:break-before="auto" fo:line-height="115%" fo:margin-top="0.847cm" style:writing-mode="lr-tb"/>
    </style:style>
    <style:style style:name="T38_1" style:family="text">
      <style:text-properties fo:font-size="23pt" style:font-size-asian="23pt" style:font-size-complex="23pt" fo:font-weight="bold" style:font-weight-asian="bold" style:font-weight-complex="bold"/>
    </style:style>
    <style:style style:name="T38_2" style:family="text">
      <style:text-properties fo:font-size="23pt" style:font-size-asian="23pt" style:font-size-complex="23pt" fo:font-weight="bold" style:font-weight-asian="bold" style:font-weight-complex="bold"/>
    </style:style>
    <style:style style:name="T38_3" style:family="text">
      <style:text-properties fo:font-size="23pt" style:font-size-asian="23pt" style:font-size-complex="23pt" fo:font-weight="bold" style:font-weight-asian="bold" style:font-weight-complex="bold"/>
    </style:style>
    <style:style style:name="T38_4" style:family="text">
      <style:text-properties fo:font-size="23pt" style:font-size-asian="23pt" style:font-size-complex="23pt" fo:font-weight="bold" style:font-weight-asian="bold" style:font-weight-complex="bold"/>
    </style:style>
    <style:style style:name="T38_5" style:family="text">
      <style:text-properties fo:font-size="23pt" style:font-size-asian="23pt" style:font-size-complex="23pt" fo:font-weight="bold" style:font-weight-asian="bold" style:font-weight-complex="bold"/>
    </style:style>
    <style:style style:name="T38_6" style:family="text">
      <style:text-properties fo:font-size="23pt" style:font-size-asian="23pt" style:font-size-complex="23pt" fo:font-weight="bold" style:font-weight-asian="bold" style:font-weight-complex="bold"/>
    </style:style>
    <style:style style:name="T38_7" style:family="text">
      <style:text-properties fo:font-size="23pt" style:font-size-asian="23pt" style:font-size-complex="23pt" fo:font-weight="bold" style:font-weight-asian="bold" style:font-weight-complex="bold"/>
    </style:style>
    <style:style style:name="T38_8" style:family="text">
      <style:text-properties fo:font-size="23pt" style:font-size-asian="23pt" style:font-size-complex="23pt" fo:font-weight="bold" style:font-weight-asian="bold" style:font-weight-complex="bold"/>
    </style:style>
    <style:style style:name="T38_9" style:family="text">
      <style:text-properties fo:font-size="23pt" style:font-size-asian="23pt" style:font-size-complex="23pt" fo:font-weight="bold" style:font-weight-asian="bold" style:font-weight-complex="bold"/>
    </style:style>
    <style:style style:name="T38_10" style:family="text">
      <style:text-properties fo:font-size="23pt" style:font-size-asian="23pt" style:font-size-complex="23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fo:border-bottom="#808080 0.053cm solid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Heading_20_1">
      <style:paragraph-properties fo:break-before="auto" fo:line-height="115%" fo:margin-top="0.847cm" style:writing-mode="lr-tb"/>
    </style:style>
    <style:style style:name="T45_1" style:family="text">
      <style:text-properties fo:font-size="23pt" style:font-size-asian="23pt" style:font-size-complex="23pt" fo:font-weight="bold" style:font-weight-asian="bold" style:font-weight-complex="bold"/>
    </style:style>
    <style:style style:name="T45_2" style:family="text">
      <style:text-properties fo:font-size="23pt" style:font-size-asian="23pt" style:font-size-complex="23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38%" style:writing-mode="lr-tb"/>
    </style:style>
    <style:style style:name="P49" style:family="paragraph" style:parent-style-name="Standard">
      <style:paragraph-properties fo:break-before="auto" fo:line-height="138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P50" style:family="paragraph" style:parent-style-name="Standard">
      <style:paragraph-properties fo:break-before="auto" fo:line-height="138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page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.72cm"/>
    </style:style>
    <style:style style:name="Column2" style:family="table-column">
      <style:table-column-properties style:column-width="0.82cm"/>
    </style:style>
    <style:style style:name="Column3" style:family="table-column">
      <style:table-column-properties style:column-width="1.27cm"/>
    </style:style>
    <style:style style:name="Column4" style:family="table-column">
      <style:table-column-properties style:column-width="1.27cm"/>
    </style:style>
    <style:style style:name="Column5" style:family="table-column">
      <style:table-column-properties style:column-width="1.27cm"/>
    </style:style>
    <style:style style:name="Column6" style:family="table-column">
      <style:table-column-properties style:column-width="1.27cm"/>
    </style:style>
    <style:style style:name="Column7" style:family="table-column">
      <style:table-column-properties style:column-width="1.27cm"/>
    </style:style>
    <style:style style:name="Column8" style:family="table-column">
      <style:table-column-properties style:column-width="1.27cm"/>
    </style:style>
    <style:style style:name="Column9" style:family="table-column">
      <style:table-column-properties style:column-width="1.27cm"/>
    </style:style>
    <style:style style:name="Column10" style:family="table-column">
      <style:table-column-properties style:column-width="1.27cm"/>
    </style:style>
    <style:style style:name="Column11" style:family="table-column">
      <style:table-column-properties style:column-width="1.27cm"/>
    </style:style>
    <style:style style:name="Column12" style:family="table-column">
      <style:table-column-properties style:column-width="1.27cm"/>
    </style:style>
    <style:style style:name="Column13" style:family="table-column">
      <style:table-column-properties style:column-width="1.2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14" style:family="table-column">
      <style:table-column-properties style:column-width="1.376cm"/>
    </style:style>
    <style:style style:name="Column15" style:family="table-column">
      <style:table-column-properties style:column-width="1.376cm"/>
    </style:style>
    <style:style style:name="Column16" style:family="table-column">
      <style:table-column-properties style:column-width="1.376cm"/>
    </style:style>
    <style:style style:name="Column17" style:family="table-column">
      <style:table-column-properties style:column-width="1.376cm"/>
    </style:style>
    <style:style style:name="Column18" style:family="table-column">
      <style:table-column-properties style:column-width="1.376cm"/>
    </style:style>
    <style:style style:name="Column19" style:family="table-column">
      <style:table-column-properties style:column-width="1.376cm"/>
    </style:style>
    <style:style style:name="Column20" style:family="table-column">
      <style:table-column-properties style:column-width="1.376cm"/>
    </style:style>
    <style:style style:name="Column21" style:family="table-column">
      <style:table-column-properties style:column-width="1.376cm"/>
    </style:style>
    <style:style style:name="Column22" style:family="table-column">
      <style:table-column-properties style:column-width="1.376cm"/>
    </style:style>
    <style:style style:name="Column23" style:family="table-column">
      <style:table-column-properties style:column-width="1.376cm"/>
    </style:style>
    <style:style style:name="Column24" style:family="table-column">
      <style:table-column-properties style:column-width="1.376cm"/>
    </style:style>
    <style:style style:name="Column25" style:family="table-column">
      <style:table-column-properties style:column-width="1.376cm"/>
    </style:style>
    <style:style style:name="Row3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fo:border-bottom="#808080 0.053cm solid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P107" style:family="paragraph" style:parent-style-name="Standard">
      <style:paragraph-properties fo:break-before="auto" fo:line-height="115%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>
      <style:text-properties fo:color="#1155cc" style:text-underline-style="solid" style:text-underline-color="font-color"/>
    </style:style>
    <style:style style:name="T109_19" style:family="text"/>
    <style:style style:name="T109_20" style:family="text">
      <style:text-properties fo:color="#1155cc" style:text-underline-style="solid" style:text-underline-color="font-color"/>
    </style:style>
    <style:style style:name="T109_21" style:family="text"/>
    <style:style style:name="T109_22" style:family="text">
      <style:text-properties fo:color="#1155cc" style:text-underline-style="solid" style:text-underline-color="font-color"/>
    </style:style>
    <style:style style:name="T109_23" style:family="text"/>
    <style:style style:name="T109_24" style:family="text">
      <style:text-properties fo:color="#1155cc" style:text-underline-style="solid" style:text-underline-color="font-color"/>
    </style:style>
    <style:style style:name="T109_25" style:family="text"/>
    <style:style style:name="T109_26" style:family="text">
      <style:text-properties fo:color="#1155cc" style:text-underline-style="solid" style:text-underline-color="font-color"/>
    </style:style>
    <style:style style:name="T109_27" style:family="text"/>
    <style:style style:name="T109_28" style:family="text">
      <style:text-properties fo:color="#1155cc" style:text-underline-style="solid" style:text-underline-color="font-color"/>
    </style:style>
    <style:style style:name="T109_29" style:family="text"/>
    <style:style style:name="T109_30" style:family="text">
      <style:text-properties fo:color="#1155cc" style:text-underline-style="solid" style:text-underline-color="font-color"/>
    </style:style>
    <style:style style:name="T109_31" style:family="text"/>
    <style:style style:name="T109_32" style:family="text">
      <style:text-properties fo:color="#1155cc" style:text-underline-style="solid" style:text-underline-color="font-color"/>
    </style:style>
    <style:style style:name="T109_33" style:family="text"/>
    <style:style style:name="T109_34" style:family="text">
      <style:text-properties fo:color="#1155cc" style:text-underline-style="solid" style:text-underline-color="font-color"/>
    </style:style>
    <style:style style:name="T109_35" style:family="text"/>
    <style:style style:name="T109_36" style:family="text">
      <style:text-properties fo:color="#1155cc" style:text-underline-style="solid" style:text-underline-color="font-color"/>
    </style:style>
    <style:style style:name="T109_37" style:family="text"/>
    <style:style style:name="T109_38" style:family="text">
      <style:text-properties fo:color="#1155cc" style:text-underline-style="solid" style:text-underline-color="font-color"/>
    </style:style>
    <style:style style:name="T109_39" style:family="text"/>
    <style:style style:name="T109_40" style:family="text">
      <style:text-properties fo:color="#1155cc" style:text-underline-style="solid" style:text-underline-color="font-color"/>
    </style:style>
    <style:style style:name="T109_41" style:family="text"/>
    <style:style style:name="T109_42" style:family="text">
      <style:text-properties fo:color="#1155cc" style:text-underline-style="solid" style:text-underline-color="font-color"/>
    </style:style>
    <style:style style:name="T109_43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econd</text:span><text:span text:style-name="T1_2"><text:s/></text:span><text:span text:style-name="T1_3">Step</text:span></text:p>
      <text:p text:style-name="P2"/>
      <text:p text:style-name="P3"/>
      <text:p text:style-name="P4"><text:span text:style-name="T4_1">For</text:span><text:span text:style-name="T4_2"><text:s/></text:span><text:span text:style-name="T4_3">mentorship</text:span><text:span text:style-name="T4_4"><text:s/>2016<text:s/></text:span><text:span text:style-name="T4_5">project</text:span><text:span text:style-name="T4_6">.</text:span></text:p>
      <text:p text:style-name="P5"/>
      <text:p text:style-name="P6"><text:span text:style-name="T6_1">Questions</text:span><text:span text:style-name="T6_2"><text:s/></text:span><text:span text:style-name="T6_3">that</text:span><text:span text:style-name="T6_4"><text:s/></text:span><text:span text:style-name="T6_5">you</text:span><text:span text:style-name="T6_6"><text:s/></text:span><text:span text:style-name="T6_7">need</text:span><text:span text:style-name="T6_8"><text:s/></text:span><text:span text:style-name="T6_9">to</text:span><text:span text:style-name="T6_10"><text:s/></text:span><text:span text:style-name="T6_11">answer</text:span><text:span text:style-name="T6_12">.<text:s/></text:span><text:span text:style-name="T6_13">Things</text:span><text:span text:style-name="T6_14"><text:s/></text:span><text:span text:style-name="T6_15">you</text:span><text:span text:style-name="T6_16"><text:s/></text:span><text:span text:style-name="T6_17">need</text:span><text:span text:style-name="T6_18"><text:s/></text:span><text:span text:style-name="T6_19">to</text:span><text:span text:style-name="T6_20"><text:s/></text:span><text:span text:style-name="T6_21">do</text:span><text:span text:style-name="T6_22">.<text:s/></text:span><text:span text:style-name="T6_23">Create</text:span><text:span text:style-name="T6_24"><text:s/></text:span><text:span text:style-name="T6_25">a</text:span><text:span text:style-name="T6_26"><text:s/></text:span><text:span text:style-name="T6_27">document</text:span><text:span text:style-name="T6_28">.<text:s/></text:span><text:span text:style-name="T6_29">Share</text:span><text:span text:style-name="T6_30"><text:s/></text:span><text:span text:style-name="T6_31">it</text:span><text:span text:style-name="T6_32"><text:s/></text:span><text:span text:style-name="T6_33">with</text:span><text:span text:style-name="T6_34"><text:s/></text:span><text:span text:style-name="T6_35">me</text:span><text:span text:style-name="T6_36">.<text:s/></text:span><text:span text:style-name="T6_37">The</text:span><text:span text:style-name="T6_38"><text:s/></text:span><text:span text:style-name="T6_39">goal</text:span><text:span text:style-name="T6_40"><text:s/></text:span><text:span text:style-name="T6_41">of</text:span><text:span text:style-name="T6_42"><text:s/></text:span><text:span text:style-name="T6_43">this</text:span><text:span text:style-name="T6_44"><text:s/></text:span><text:span text:style-name="T6_45">document</text:span><text:span text:style-name="T6_46"><text:s/></text:span><text:span text:style-name="T6_47">and</text:span><text:span text:style-name="T6_48"><text:s/></text:span><text:span text:style-name="T6_49">exercise</text:span><text:span text:style-name="T6_50"><text:s/></text:span><text:span text:style-name="T6_51">is</text:span><text:span text:style-name="T6_52"><text:s/></text:span><text:span text:style-name="T6_53">to</text:span><text:span text:style-name="T6_54"><text:s/></text:span><text:span text:style-name="T6_55">check</text:span><text:span text:style-name="T6_56"><text:s/></text:span><text:span text:style-name="T6_57">your</text:span><text:span text:style-name="T6_58"><text:s/></text:span><text:span text:style-name="T6_59">planning</text:span><text:span text:style-name="T6_60"><text:s/></text:span><text:span text:style-name="T6_61">and</text:span><text:span text:style-name="T6_62"><text:s/></text:span><text:span text:style-name="T6_63">time</text:span><text:span text:style-name="T6_64"><text:s/></text:span><text:span text:style-name="T6_65">management</text:span><text:span text:style-name="T6_66"><text:s/></text:span><text:span text:style-name="T6_67">skills</text:span><text:span text:style-name="T6_68">.<text:s/></text:span><text:span text:style-name="T6_69">We</text:span><text:span text:style-name="T6_70"><text:s/></text:span><text:span text:style-name="T6_71">have</text:span><text:span text:style-name="T6_72"><text:s/></text:span><text:span text:style-name="T6_73">one</text:span><text:span text:style-name="T6_74"><text:s/></text:span><text:span text:style-name="T6_75">full</text:span><text:span text:style-name="T6_76"><text:s/></text:span><text:span text:style-name="T6_77">year</text:span><text:span text:style-name="T6_78"><text:s/></text:span><text:span text:style-name="T6_79">ahead</text:span><text:span text:style-name="T6_80"><text:s/></text:span><text:span text:style-name="T6_81">of</text:span><text:span text:style-name="T6_82"><text:s/></text:span><text:span text:style-name="T6_83">ourselves</text:span><text:span text:style-name="T6_84">.<text:s/></text:span><text:span text:style-name="T6_85">What</text:span><text:span text:style-name="T6_86"><text:s/></text:span><text:span text:style-name="T6_87">is</text:span><text:span text:style-name="T6_88"><text:s/></text:span><text:span text:style-name="T6_89">that</text:span><text:span text:style-name="T6_90"><text:s/></text:span><text:span text:style-name="T6_91">you</text:span><text:span text:style-name="T6_92"><text:s/></text:span><text:span text:style-name="T6_93">want</text:span><text:span text:style-name="T6_94"><text:s/></text:span><text:span text:style-name="T6_95">to</text:span><text:span text:style-name="T6_96"><text:s/></text:span><text:span text:style-name="T6_97">do</text:span><text:span text:style-name="T6_98"><text:s/></text:span><text:span text:style-name="T6_99">with</text:span><text:span text:style-name="T6_100"><text:s/></text:span><text:span text:style-name="T6_101">it</text:span><text:span text:style-name="T6_102"><text:s/></text:span><text:span text:style-name="T6_103">and</text:span><text:span text:style-name="T6_104"><text:s/></text:span><text:span text:style-name="T6_105">how</text:span><text:span text:style-name="T6_106">?</text:span></text:p>
      <text:p text:style-name="P7"/>
      <text:p text:style-name="P8"/>
      <text:h text:style-name="P9" text:outline-level="10"><text:bookmark-start text:name="h.q4t6y2gvu7lu"/><text:bookmark-end text:name="h.q4t6y2gvu7lu"/><text:span text:style-name="T9_1">Plan</text:span><text:span text:style-name="T9_2"><text:s/></text:span><text:span text:style-name="T9_3">your</text:span><text:span text:style-name="T9_4"><text:s/></text:span><text:span text:style-name="T9_5">year</text:span><text:span text:style-name="T9_6">.</text:span></text:h>
      <text:list text:style-name="LS1" xml:id="list0">
        <text:list-item>
          <text:p text:style-name="P10"><text:span text:style-name="T10_1">Take</text:span><text:span text:style-name="T10_2"><text:s/></text:span><text:span text:style-name="T10_3">a</text:span><text:span text:style-name="T10_4"><text:s/></text:span><text:span text:style-name="T10_5">few</text:span><text:span text:style-name="T10_6"><text:s/></text:span><text:span text:style-name="T10_7">steps</text:span><text:span text:style-name="T10_8"><text:s/></text:span><text:span text:style-name="T10_9">back</text:span><text:span text:style-name="T10_10"><text:s/></text:span><text:span text:style-name="T10_11">and</text:span><text:span text:style-name="T10_12"><text:s/></text:span><text:span text:style-name="T10_13">look</text:span><text:span text:style-name="T10_14"><text:s/></text:span><text:span text:style-name="T10_15">at</text:span><text:span text:style-name="T10_16"><text:s/></text:span><text:span text:style-name="T10_17">the</text:span><text:span text:style-name="T10_18"><text:s/></text:span><text:span text:style-name="T10_19">whole</text:span><text:span text:style-name="T10_20"><text:s/></text:span><text:span text:style-name="T10_21">year</text:span><text:span text:style-name="T10_22">.</text:span></text:p>
        </text:list-item>
        <text:list-item>
          <text:p text:style-name="P11"><text:span text:style-name="T11_1">What</text:span><text:span text:style-name="T11_2"><text:s/></text:span><text:span text:style-name="T11_3">is</text:span><text:span text:style-name="T11_4"><text:s/></text:span><text:span text:style-name="T11_5">that</text:span><text:span text:style-name="T11_6"><text:s/></text:span><text:span text:style-name="T11_7">you</text:span><text:span text:style-name="T11_8"><text:s/></text:span><text:span text:style-name="T11_9">want</text:span><text:span text:style-name="T11_10"><text:s/></text:span><text:span text:style-name="T11_11">to</text:span><text:span text:style-name="T11_12"><text:s/></text:span><text:span text:style-name="T11_13">learn</text:span><text:span text:style-name="T11_14"><text:s/></text:span><text:span text:style-name="T11_15">by</text:span><text:span text:style-name="T11_16"><text:s/></text:span><text:span text:style-name="T11_17">the</text:span><text:span text:style-name="T11_18"><text:s/></text:span><text:span text:style-name="T11_19">end</text:span><text:span text:style-name="T11_20"><text:s/></text:span><text:span text:style-name="T11_21">of</text:span><text:span text:style-name="T11_22"><text:s/>2016?</text:span></text:p>
        </text:list-item>
        <text:list-item>
          <text:p text:style-name="P12"><text:span text:style-name="T12_1">What</text:span><text:span text:style-name="T12_2"><text:s/></text:span><text:span text:style-name="T12_3">programming</text:span><text:span text:style-name="T12_4"><text:s/></text:span><text:span text:style-name="T12_5">skills</text:span><text:span text:style-name="T12_6"><text:s/></text:span><text:span text:style-name="T12_7">would</text:span><text:span text:style-name="T12_8"><text:s/></text:span><text:span text:style-name="T12_9">like</text:span><text:span text:style-name="T12_10"><text:s/></text:span><text:span text:style-name="T12_11">to</text:span><text:span text:style-name="T12_12"><text:s/></text:span><text:span text:style-name="T12_13">have</text:span><text:span text:style-name="T12_14">?</text:span></text:p>
        </text:list-item>
        <text:list-item>
          <text:p text:style-name="P13"><text:span text:style-name="T13_1">How</text:span><text:span text:style-name="T13_2"><text:s/></text:span><text:span text:style-name="T13_3">much</text:span><text:span text:style-name="T13_4"><text:s/></text:span><text:span text:style-name="T13_5">time</text:span><text:span text:style-name="T13_6"><text:s/></text:span><text:span text:style-name="T13_7">in</text:span><text:span text:style-name="T13_8"><text:s/></text:span><text:span text:style-name="T13_9">total</text:span><text:span text:style-name="T13_10"><text:s/></text:span><text:span text:style-name="T13_11">will</text:span><text:span text:style-name="T13_12"><text:s/></text:span><text:span text:style-name="T13_13">you</text:span><text:span text:style-name="T13_14"><text:s/></text:span><text:span text:style-name="T13_15">have</text:span><text:span text:style-name="T13_16"><text:s/></text:span><text:span text:style-name="T13_17">to</text:span><text:span text:style-name="T13_18"><text:s/></text:span><text:span text:style-name="T13_19">learn</text:span><text:span text:style-name="T13_20"><text:s/></text:span><text:span text:style-name="T13_21">yourself</text:span><text:span text:style-name="T13_22">?</text:span></text:p>
        </text:list-item>
        <text:list-item>
          <text:p text:style-name="P14"><text:span text:style-name="T14_1">Tell</text:span><text:span text:style-name="T14_2"><text:s/></text:span><text:span text:style-name="T14_3">me</text:span><text:span text:style-name="T14_4"><text:s/></text:span><text:span text:style-name="T14_5">what</text:span><text:span text:style-name="T14_6"><text:s/></text:span><text:span text:style-name="T14_7">it</text:span><text:span text:style-name="T14_8"><text:s/></text:span><text:span text:style-name="T14_9">is</text:span><text:span text:style-name="T14_10">.<text:s/></text:span><text:span text:style-name="T14_11">I</text:span><text:span text:style-name="T14_12"><text:s/></text:span><text:span text:style-name="T14_13">might</text:span><text:span text:style-name="T14_14"><text:s/></text:span><text:span text:style-name="T14_15">point</text:span><text:span text:style-name="T14_16"><text:s/></text:span><text:span text:style-name="T14_17">out</text:span><text:span text:style-name="T14_18"><text:s/></text:span><text:span text:style-name="T14_19">flaws</text:span><text:span text:style-name="T14_20"><text:s/></text:span><text:span text:style-name="T14_21">or</text:span><text:span text:style-name="T14_22"><text:s/></text:span><text:span text:style-name="T14_23">give</text:span><text:span text:style-name="T14_24"><text:s/></text:span><text:span text:style-name="T14_25">suggestions</text:span><text:span text:style-name="T14_26"><text:s/></text:span><text:span text:style-name="T14_27">about</text:span><text:span text:style-name="T14_28"><text:s/></text:span><text:span text:style-name="T14_29">your</text:span><text:span text:style-name="T14_30"><text:s/></text:span><text:span text:style-name="T14_31">plan</text:span><text:span text:style-name="T14_32">.</text:span></text:p>
        </text:list-item>
      </text:list>
      <text:h text:style-name="P15" text:outline-level="10"><text:bookmark-start text:name="h.9vlbwet1uz2k"/><text:bookmark-end text:name="h.9vlbwet1uz2k"/><text:span text:style-name="T15_1">Break</text:span><text:span text:style-name="T15_2"><text:s/></text:span><text:span text:style-name="T15_3">your</text:span><text:span text:style-name="T15_4"><text:s/></text:span><text:span text:style-name="T15_5">year</text:span><text:span text:style-name="T15_6"><text:s/></text:span><text:span text:style-name="T15_7">in</text:span><text:span text:style-name="T15_8"><text:s/>24<text:s/></text:span><text:span text:style-name="T15_9">equal</text:span><text:span text:style-name="T15_10"><text:s/></text:span><text:span text:style-name="T15_11">pieces</text:span><text:span text:style-name="T15_12">.</text:span></text:h>
      <text:list text:style-name="LS2" xml:id="list5">
        <text:list-item>
          <text:p text:style-name="P16"><text:span text:style-name="T16_1">Divide</text:span><text:span text:style-name="T16_2"><text:s/></text:span><text:span text:style-name="T16_3">whole</text:span><text:span text:style-name="T16_4"><text:s/></text:span><text:span text:style-name="T16_5">year</text:span><text:span text:style-name="T16_6"><text:s/></text:span><text:span text:style-name="T16_7">in</text:span><text:span text:style-name="T16_8"><text:s/>2<text:s/></text:span><text:span text:style-name="T16_9">week</text:span><text:span text:style-name="T16_10"><text:s/></text:span><text:span text:style-name="T16_11">long</text:span><text:span text:style-name="T16_12"><text:s/></text:span><text:span text:style-name="T16_13">pieces</text:span><text:span text:style-name="T16_14">.</text:span></text:p>
        </text:list-item>
        <text:list-item>
          <text:p text:style-name="P17"><text:span text:style-name="T17_1">Some</text:span><text:span text:style-name="T17_2"><text:s/></text:span><text:span text:style-name="T17_3">weeks</text:span><text:span text:style-name="T17_4"><text:s/></text:span><text:span text:style-name="T17_5">will</text:span><text:span text:style-name="T17_6"><text:s/></text:span><text:span text:style-name="T17_7">have</text:span><text:span text:style-name="T17_8"><text:s/></text:span><text:span text:style-name="T17_9">more</text:span><text:span text:style-name="T17_10"><text:s/></text:span><text:span text:style-name="T17_11">work</text:span><text:span text:style-name="T17_12"><text:s/></text:span><text:span text:style-name="T17_13">and</text:span><text:span text:style-name="T17_14"><text:s/></text:span><text:span text:style-name="T17_15">some</text:span><text:span text:style-name="T17_16"><text:s/></text:span><text:span text:style-name="T17_17">will</text:span><text:span text:style-name="T17_18"><text:s/></text:span><text:span text:style-name="T17_19">will</text:span><text:span text:style-name="T17_20"><text:s/></text:span><text:span text:style-name="T17_21">have</text:span><text:span text:style-name="T17_22"><text:s/></text:span><text:span text:style-name="T17_23">more</text:span><text:span text:style-name="T17_24"><text:s/></text:span><text:span text:style-name="T17_25">vacations</text:span><text:span text:style-name="T17_26">.</text:span></text:p>
        </text:list-item>
        <text:list-item>
          <text:p text:style-name="P18"><text:span text:style-name="T18_1">Create</text:span><text:span text:style-name="T18_2"><text:s/></text:span><text:span text:style-name="T18_3">a</text:span><text:span text:style-name="T18_4"><text:s/></text:span><text:span text:style-name="T18_5">personal</text:span><text:span text:style-name="T18_6"><text:s/></text:span><text:span text:style-name="T18_7">calendar</text:span><text:span text:style-name="T18_8">,<text:s/></text:span><text:span text:style-name="T18_9">on</text:span><text:span text:style-name="T18_10"><text:s/></text:span><text:span text:style-name="T18_11">paper</text:span><text:span text:style-name="T18_12"><text:s/></text:span><text:span text:style-name="T18_13">or</text:span><text:span text:style-name="T18_14"><text:s/></text:span><text:span text:style-name="T18_15">online</text:span><text:span text:style-name="T18_16">.</text:span></text:p>
        </text:list-item>
      </text:list>
      <text:h text:style-name="P19" text:outline-level="10"><text:bookmark-start text:name="h.a2tj4kqigkjq"/><text:bookmark-end text:name="h.a2tj4kqigkjq"/><text:span text:style-name="T19_1">Plan</text:span><text:span text:style-name="T19_2"><text:s/></text:span><text:span text:style-name="T19_3">your</text:span><text:span text:style-name="T19_4"><text:s/></text:span><text:span text:style-name="T19_5">year</text:span><text:span text:style-name="T19_6"><text:s/></text:span><text:span text:style-name="T19_7">again</text:span><text:span text:style-name="T19_8">.</text:span></text:h>
      <text:list text:style-name="LS3" xml:id="list8">
        <text:list-item>
          <text:p text:style-name="P20"><text:span text:style-name="T20_1">Reduce</text:span><text:span text:style-name="T20_2"><text:s/></text:span><text:span text:style-name="T20_3">the</text:span><text:span text:style-name="T20_4"><text:s/></text:span><text:span text:style-name="T20_5">commitment</text:span><text:span text:style-name="T20_6"><text:s/></text:span><text:span text:style-name="T20_7">you</text:span><text:span text:style-name="T20_8"><text:s/></text:span><text:span text:style-name="T20_9">made</text:span><text:span text:style-name="T20_10"><text:s/></text:span><text:span text:style-name="T20_11">above</text:span><text:span text:style-name="T20_12"><text:s/></text:span><text:span text:style-name="T20_13">by</text:span><text:span text:style-name="T20_14"><text:s/>75%.</text:span></text:p>
        </text:list-item>
        <text:list-item>
          <text:p text:style-name="P21"><text:span text:style-name="T21_1">You</text:span><text:span text:style-name="T21_2"><text:s/></text:span><text:span text:style-name="T21_3">cannot</text:span><text:span text:style-name="T21_4"><text:s/></text:span><text:span text:style-name="T21_5">learn</text:span><text:span text:style-name="T21_6"><text:s/></text:span><text:span text:style-name="T21_7">everything</text:span><text:span text:style-name="T21_8"><text:s/></text:span><text:span text:style-name="T21_9">in</text:span><text:span text:style-name="T21_10"><text:s/></text:span><text:span text:style-name="T21_11">one</text:span><text:span text:style-name="T21_12"><text:s/></text:span><text:span text:style-name="T21_13">year</text:span><text:span text:style-name="T21_14">,<text:s/></text:span><text:span text:style-name="T21_15">but</text:span><text:span text:style-name="T21_16"><text:s/></text:span><text:span text:style-name="T21_17">you</text:span><text:span text:style-name="T21_18"><text:s/></text:span><text:span text:style-name="T21_19">can</text:span><text:span text:style-name="T21_20"><text:s/></text:span><text:span text:style-name="T21_21">learn</text:span><text:span text:style-name="T21_22"><text:s/></text:span><text:span text:style-name="T21_23">one</text:span><text:span text:style-name="T21_24"><text:s/></text:span><text:span text:style-name="T21_25">or</text:span><text:span text:style-name="T21_26"><text:s/></text:span><text:span text:style-name="T21_27">two</text:span><text:span text:style-name="T21_28"><text:s/></text:span><text:span text:style-name="T21_29">things</text:span><text:span text:style-name="T21_30"><text:s/></text:span><text:span text:style-name="T21_31">very</text:span><text:span text:style-name="T21_32"><text:s/></text:span><text:span text:style-name="T21_33">well</text:span><text:span text:style-name="T21_34">.<text:s/></text:span><text:span text:style-name="T21_35">Pick</text:span><text:span text:style-name="T21_36"><text:s/></text:span><text:span text:style-name="T21_37">them</text:span><text:span text:style-name="T21_38">.</text:span></text:p>
        </text:list-item>
        <text:list-item>
          <text:p text:style-name="P22"><text:span text:style-name="T22_1">Plan</text:span><text:span text:style-name="T22_2"><text:s/></text:span><text:span text:style-name="T22_3">to</text:span><text:span text:style-name="T22_4"><text:s/></text:span><text:span text:style-name="T22_5">read</text:span><text:span text:style-name="T22_6"><text:s/></text:span><text:span text:style-name="T22_7">and</text:span><text:span text:style-name="T22_8"><text:s/></text:span><text:span text:style-name="T22_9">implement</text:span><text:span text:style-name="T22_10">.<text:s/></text:span><text:span text:style-name="T22_11">Studying</text:span><text:span text:style-name="T22_12"><text:s/></text:span><text:span text:style-name="T22_13">alone</text:span><text:span text:style-name="T22_14"><text:s/></text:span><text:span text:style-name="T22_15">is</text:span><text:span text:style-name="T22_16"><text:s/></text:span><text:span text:style-name="T22_17">not</text:span><text:span text:style-name="T22_18"><text:s/></text:span><text:span text:style-name="T22_19">sufficient</text:span><text:span text:style-name="T22_20">.</text:span></text:p>
        </text:list-item>
        <text:list-item>
          <text:p text:style-name="P23"><text:span text:style-name="T23_1">Give</text:span><text:span text:style-name="T23_2"><text:s/></text:span><text:span text:style-name="T23_3">me</text:span><text:span text:style-name="T23_4"><text:s/></text:span><text:span text:style-name="T23_5">your</text:span><text:span text:style-name="T23_6"><text:s/></text:span><text:span text:style-name="T23_7">calendar</text:span><text:span text:style-name="T23_8"><text:s/></text:span><text:span text:style-name="T23_9">that</text:span><text:span text:style-name="T23_10"><text:s/></text:span><text:span text:style-name="T23_11">has</text:span><text:span text:style-name="T23_12"><text:s/></text:span><text:span text:style-name="T23_13">your</text:span><text:span text:style-name="T23_14"><text:s/></text:span><text:span text:style-name="T23_15">plan</text:span><text:span text:style-name="T23_16">.<text:s/></text:span><text:span text:style-name="T23_17">Online</text:span><text:span text:style-name="T23_18"><text:s/></text:span><text:span text:style-name="T23_19">or</text:span><text:span text:style-name="T23_20"><text:s/></text:span><text:span text:style-name="T23_21">document</text:span><text:span text:style-name="T23_22">.</text:span></text:p>
        </text:list-item>
      </text:list>
      <text:h text:style-name="P24" text:outline-level="10"><text:bookmark-start text:name="h.tzf4xlo8w6ln"/><text:bookmark-end text:name="h.tzf4xlo8w6ln"/><text:span text:style-name="T24_1">What</text:span><text:span text:style-name="T24_2"><text:s/></text:span><text:span text:style-name="T24_3">are</text:span><text:span text:style-name="T24_4"><text:s/></text:span><text:span text:style-name="T24_5">the</text:span><text:span text:style-name="T24_6"><text:s/></text:span><text:span text:style-name="T24_7">things</text:span><text:span text:style-name="T24_8"><text:s/></text:span><text:span text:style-name="T24_9">you</text:span><text:span text:style-name="T24_10"><text:s/></text:span><text:span text:style-name="T24_11">want</text:span><text:span text:style-name="T24_12"><text:s/></text:span><text:span text:style-name="T24_13">to</text:span><text:span text:style-name="T24_14"><text:s/></text:span><text:span text:style-name="T24_15">learn</text:span><text:span text:style-name="T24_16">.</text:span></text:h>
      <text:list text:style-name="LS4" xml:id="list12">
        <text:list-item>
          <text:p text:style-name="P25"><text:span text:style-name="T25_1">Create</text:span><text:span text:style-name="T25_2"><text:s/></text:span><text:span text:style-name="T25_3">a</text:span><text:span text:style-name="T25_4"><text:s/></text:span><text:span text:style-name="T25_5">separate</text:span><text:span text:style-name="T25_6"><text:s/></text:span><text:span text:style-name="T25_7">document</text:span><text:span text:style-name="T25_8"><text:s/></text:span><text:span text:style-name="T25_9">that</text:span><text:span text:style-name="T25_10"><text:s/></text:span><text:span text:style-name="T25_11">lists</text:span><text:span text:style-name="T25_12"><text:s/></text:span><text:span text:style-name="T25_13">the</text:span><text:span text:style-name="T25_14"><text:s/></text:span><text:span text:style-name="T25_15">things</text:span><text:span text:style-name="T25_16"><text:s/></text:span><text:span text:style-name="T25_17">you</text:span><text:span text:style-name="T25_18"><text:s/></text:span><text:span text:style-name="T25_19">hope</text:span><text:span text:style-name="T25_20"><text:s/></text:span><text:span text:style-name="T25_21">to</text:span><text:span text:style-name="T25_22"><text:s/></text:span><text:span text:style-name="T25_23">learn</text:span><text:span text:style-name="T25_24">.</text:span></text:p>
        </text:list-item>
        <text:list-item>
          <text:p text:style-name="P26"><text:span text:style-name="T26_1">In</text:span><text:span text:style-name="T26_2"><text:s/></text:span><text:span text:style-name="T26_3">that</text:span><text:span text:style-name="T26_4"><text:s/></text:span><text:span text:style-name="T26_5">document</text:span><text:span text:style-name="T26_6">,<text:s/></text:span><text:span text:style-name="T26_7">list</text:span><text:span text:style-name="T26_8"><text:s/></text:span><text:span text:style-name="T26_9">the</text:span><text:span text:style-name="T26_10"><text:s/></text:span><text:span text:style-name="T26_11">things</text:span><text:span text:style-name="T26_12"><text:s/></text:span><text:span text:style-name="T26_13">that</text:span><text:span text:style-name="T26_14"><text:s/></text:span><text:span text:style-name="T26_15">you</text:span><text:span text:style-name="T26_16"><text:s/></text:span><text:span text:style-name="T26_17">really</text:span><text:span text:style-name="T26_18"><text:s/></text:span><text:span text:style-name="T26_19">want</text:span><text:span text:style-name="T26_20"><text:s/></text:span><text:span text:style-name="T26_21">to</text:span><text:span text:style-name="T26_22"><text:s/></text:span><text:span text:style-name="T26_23">learn</text:span><text:span text:style-name="T26_24">.</text:span></text:p>
        </text:list-item>
      </text:list>
      <text:h text:style-name="P27" text:outline-level="10"><text:bookmark-start text:name="h.1uz8rxramdkz"/><text:bookmark-end text:name="h.1uz8rxramdkz"/><text:span text:style-name="T27_1">Suggest</text:span><text:span text:style-name="T27_2"><text:s/></text:span><text:span text:style-name="T27_3">some</text:span><text:span text:style-name="T27_4"><text:s/></text:span><text:span text:style-name="T27_5">projects</text:span><text:span text:style-name="T27_6">.</text:span></text:h>
      <text:list text:style-name="LS5" xml:id="list14">
        <text:list-item>
          <text:p text:style-name="P28"><text:span text:style-name="T28_1">What</text:span><text:span text:style-name="T28_2"><text:s/></text:span><text:span text:style-name="T28_3">sort</text:span><text:span text:style-name="T28_4"><text:s/></text:span><text:span text:style-name="T28_5">of</text:span><text:span text:style-name="T28_6"><text:s/></text:span><text:span text:style-name="T28_7">projects</text:span><text:span text:style-name="T28_8"><text:s/></text:span><text:span text:style-name="T28_9">do</text:span><text:span text:style-name="T28_10"><text:s/></text:span><text:span text:style-name="T28_11">you</text:span><text:span text:style-name="T28_12"><text:s/></text:span><text:span text:style-name="T28_13">want</text:span><text:span text:style-name="T28_14"><text:s/></text:span><text:span text:style-name="T28_15">to</text:span><text:span text:style-name="T28_16"><text:s/></text:span><text:span text:style-name="T28_17">build</text:span><text:span text:style-name="T28_18">?</text:span></text:p>
        </text:list-item>
        <text:list-item>
          <text:p text:style-name="P29"><text:span text:style-name="T29_1">Suggest</text:span><text:span text:style-name="T29_2"><text:s/></text:span><text:span text:style-name="T29_3">at</text:span><text:span text:style-name="T29_4"><text:s/></text:span><text:span text:style-name="T29_5">least</text:span><text:span text:style-name="T29_6"><text:s/>12<text:s/></text:span><text:span text:style-name="T29_7">projects</text:span><text:span text:style-name="T29_8"><text:s/>-<text:s/></text:span><text:span text:style-name="T29_9">look</text:span><text:span text:style-name="T29_10"><text:s/></text:span><text:span text:style-name="T29_11">online</text:span><text:span text:style-name="T29_12"><text:s/></text:span><text:span text:style-name="T29_13">for</text:span><text:span text:style-name="T29_14"><text:s/></text:span><text:span text:style-name="T29_15">the</text:span><text:span text:style-name="T29_16"><text:s/></text:span><text:span text:style-name="T29_17">small</text:span><text:span text:style-name="T29_18"><text:s/></text:span><text:span text:style-name="T29_19">projects</text:span><text:span text:style-name="T29_20"><text:s/></text:span><text:span text:style-name="T29_21">that</text:span><text:span text:style-name="T29_22"><text:s/></text:span><text:span text:style-name="T29_23">other</text:span><text:span text:style-name="T29_24"><text:s/></text:span><text:span text:style-name="T29_25">people</text:span><text:span text:style-name="T29_26"><text:s/></text:span><text:span text:style-name="T29_27">have</text:span><text:span text:style-name="T29_28"><text:s/></text:span><text:span text:style-name="T29_29">created</text:span><text:span text:style-name="T29_30">.</text:span></text:p>
        </text:list-item>
      </text:list>
      <text:p text:style-name="P30"/>
      <text:p text:style-name="P31"/>
      <text:h text:style-name="P32" text:outline-level="10"><text:bookmark-start text:name="h.vbuiaxhq1qfn"/><text:bookmark-end text:name="h.vbuiaxhq1qfn"/><text:span text:style-name="T32_1">Questions</text:span></text:h>
      <text:list text:style-name="LS6" xml:id="list16">
        <text:list-item>
          <text:p text:style-name="P33"><text:span text:style-name="T33_1">What</text:span><text:span text:style-name="T33_2"><text:s/></text:span><text:span text:style-name="T33_3">questions</text:span><text:span text:style-name="T33_4"><text:s/></text:span><text:span text:style-name="T33_5">do</text:span><text:span text:style-name="T33_6"><text:s/></text:span><text:span text:style-name="T33_7">you</text:span><text:span text:style-name="T33_8"><text:s/></text:span><text:span text:style-name="T33_9">want</text:span><text:span text:style-name="T33_10"><text:s/></text:span><text:span text:style-name="T33_11">to</text:span><text:span text:style-name="T33_12"><text:s/></text:span><text:span text:style-name="T33_13">ask</text:span><text:span text:style-name="T33_14"><text:s/></text:span><text:span text:style-name="T33_15">about</text:span><text:span text:style-name="T33_16"><text:s/></text:span><text:span text:style-name="T33_17">me</text:span><text:span text:style-name="T33_18">?</text:span></text:p>
        </text:list-item>
        <text:list-item>
          <text:p text:style-name="P34"><text:span text:style-name="T34_1">What</text:span><text:span text:style-name="T34_2"><text:s/></text:span><text:span text:style-name="T34_3">questions</text:span><text:span text:style-name="T34_4"><text:s/></text:span><text:span text:style-name="T34_5">do</text:span><text:span text:style-name="T34_6"><text:s/></text:span><text:span text:style-name="T34_7">you</text:span><text:span text:style-name="T34_8"><text:s/></text:span><text:span text:style-name="T34_9">want</text:span><text:span text:style-name="T34_10"><text:s/></text:span><text:span text:style-name="T34_11">to</text:span><text:span text:style-name="T34_12"><text:s/></text:span><text:span text:style-name="T34_13">ask</text:span><text:span text:style-name="T34_14"><text:s/></text:span><text:span text:style-name="T34_15">about</text:span><text:span text:style-name="T34_16"><text:s/></text:span><text:span text:style-name="T34_17">the</text:span><text:span text:style-name="T34_18"><text:s/></text:span><text:span text:style-name="T34_19">program</text:span><text:span text:style-name="T34_20">?</text:span></text:p>
        </text:list-item>
        <text:list-item>
          <text:p text:style-name="P35"><text:span text:style-name="T35_1">What</text:span><text:span text:style-name="T35_2"><text:s/></text:span><text:span text:style-name="T35_3">questions</text:span><text:span text:style-name="T35_4"><text:s/></text:span><text:span text:style-name="T35_5">do</text:span><text:span text:style-name="T35_6"><text:s/></text:span><text:span text:style-name="T35_7">you</text:span><text:span text:style-name="T35_8"><text:s/></text:span><text:span text:style-name="T35_9">want</text:span><text:span text:style-name="T35_10"><text:s/></text:span><text:span text:style-name="T35_11">to</text:span><text:span text:style-name="T35_12"><text:s/></text:span><text:span text:style-name="T35_13">ask</text:span><text:span text:style-name="T35_14"><text:s/></text:span><text:span text:style-name="T35_15">about</text:span><text:span text:style-name="T35_16"><text:s/></text:span><text:span text:style-name="T35_17">programming</text:span><text:span text:style-name="T35_18">?</text:span></text:p>
        </text:list-item>
        <text:list-item>
          <text:p text:style-name="P36"><text:span text:style-name="T36_1">What</text:span><text:span text:style-name="T36_2"><text:s/></text:span><text:span text:style-name="T36_3">questions</text:span><text:span text:style-name="T36_4"><text:s/></text:span><text:span text:style-name="T36_5">do</text:span><text:span text:style-name="T36_6"><text:s/></text:span><text:span text:style-name="T36_7">you</text:span><text:span text:style-name="T36_8"><text:s/></text:span><text:span text:style-name="T36_9">want</text:span><text:span text:style-name="T36_10"><text:s/></text:span><text:span text:style-name="T36_11">to</text:span><text:span text:style-name="T36_12"><text:s/></text:span><text:span text:style-name="T36_13">ask</text:span><text:span text:style-name="T36_14"><text:s/></text:span><text:span text:style-name="T36_15">about</text:span><text:span text:style-name="T36_16"><text:s/></text:span><text:span text:style-name="T36_17">work</text:span><text:span text:style-name="T36_18">,<text:s/></text:span><text:span text:style-name="T36_19">job</text:span><text:span text:style-name="T36_20"><text:s/></text:span><text:span text:style-name="T36_21">etc</text:span><text:span text:style-name="T36_22">?</text:span></text:p>
        </text:list-item>
        <text:list-item>
          <text:p text:style-name="P37"><text:span text:style-name="T37_1">Really</text:span><text:span text:style-name="T37_2"><text:s/></text:span><text:span text:style-name="T37_3">ask</text:span><text:span text:style-name="T37_4"><text:s/></text:span><text:span text:style-name="T37_5">anything</text:span><text:span text:style-name="T37_6">.<text:s/></text:span><text:span text:style-name="T37_7">Put</text:span><text:span text:style-name="T37_8"><text:s/></text:span><text:span text:style-name="T37_9">your</text:span><text:span text:style-name="T37_10"><text:s/></text:span><text:span text:style-name="T37_11">questions</text:span><text:span text:style-name="T37_12"><text:s/></text:span><text:span text:style-name="T37_13">in</text:span><text:span text:style-name="T37_14"><text:s/></text:span><text:span text:style-name="T37_15">a</text:span><text:span text:style-name="T37_16"><text:s/></text:span><text:span text:style-name="T37_17">separate</text:span><text:span text:style-name="T37_18"><text:s/></text:span><text:span text:style-name="T37_19">document</text:span><text:span text:style-name="T37_20"><text:s/></text:span><text:span text:style-name="T37_21">and</text:span><text:span text:style-name="T37_22"><text:s/></text:span><text:span text:style-name="T37_23">send</text:span><text:span text:style-name="T37_24"><text:s/></text:span><text:span text:style-name="T37_25">or</text:span><text:span text:style-name="T37_26"><text:s/></text:span><text:span text:style-name="T37_27">share</text:span><text:span text:style-name="T37_28"><text:s/></text:span><text:span text:style-name="T37_29">it</text:span><text:span text:style-name="T37_30"><text:s/></text:span><text:span text:style-name="T37_31">with</text:span><text:span text:style-name="T37_32"><text:s/></text:span><text:span text:style-name="T37_33">me</text:span><text:span text:style-name="T37_34">.</text:span></text:p>
        </text:list-item>
      </text:list>
      <text:h text:style-name="P38" text:outline-level="10"><text:bookmark-start text:name="h.p45rs2jfmni6"/><text:bookmark-end text:name="h.p45rs2jfmni6"/><text:span text:style-name="T38_1">Starting</text:span><text:span text:style-name="T38_2"><text:s/></text:span><text:span text:style-name="T38_3">on</text:span><text:span text:style-name="T38_4"><text:s/>1</text:span><text:span text:style-name="T38_5">st</text:span><text:span text:style-name="T38_6"><text:s/></text:span><text:span text:style-name="T38_7">of</text:span><text:span text:style-name="T38_8"><text:s/></text:span><text:span text:style-name="T38_9">January</text:span><text:span text:style-name="T38_10">.</text:span></text:h>
      <text:list text:style-name="LS7" xml:id="list21">
        <text:list-item>
          <text:p text:style-name="P39"><text:span text:style-name="T39_1">Since</text:span><text:span text:style-name="T39_2">,<text:s/></text:span><text:span text:style-name="T39_3">we</text:span><text:span text:style-name="T39_4"><text:s/></text:span><text:span text:style-name="T39_5">are</text:span><text:span text:style-name="T39_6"><text:s/></text:span><text:span text:style-name="T39_7">starting</text:span><text:span text:style-name="T39_8"><text:s/></text:span><text:span text:style-name="T39_9">next</text:span><text:span text:style-name="T39_10"><text:s/></text:span><text:span text:style-name="T39_11">month</text:span><text:span text:style-name="T39_12">,<text:s/></text:span><text:span text:style-name="T39_13">I</text:span><text:span text:style-name="T39_14">'</text:span><text:span text:style-name="T39_15">d</text:span><text:span text:style-name="T39_16"><text:s/></text:span><text:span text:style-name="T39_17">like</text:span><text:span text:style-name="T39_18"><text:s/></text:span><text:span text:style-name="T39_19">to</text:span><text:span text:style-name="T39_20"><text:s/></text:span><text:span text:style-name="T39_21">know</text:span><text:span text:style-name="T39_22"><text:s/></text:span><text:span text:style-name="T39_23">about</text:span><text:span text:style-name="T39_24"><text:s/></text:span><text:span text:style-name="T39_25">your</text:span><text:span text:style-name="T39_26"><text:s/></text:span><text:span text:style-name="T39_27">system</text:span><text:span text:style-name="T39_28"><text:s/></text:span><text:span text:style-name="T39_29">configuration</text:span><text:span text:style-name="T39_30">.</text:span></text:p>
        </text:list-item>
        <text:list-item>
          <text:p text:style-name="P40"><text:span text:style-name="T40_1">Tell</text:span><text:span text:style-name="T40_2"><text:s/></text:span><text:span text:style-name="T40_3">me</text:span><text:span text:style-name="T40_4"><text:s/></text:span><text:span text:style-name="T40_5">if</text:span><text:span text:style-name="T40_6"><text:s/></text:span><text:span text:style-name="T40_7">you</text:span><text:span text:style-name="T40_8"><text:s/></text:span><text:span text:style-name="T40_9">need</text:span><text:span text:style-name="T40_10"><text:s/></text:span><text:span text:style-name="T40_11">help</text:span><text:span text:style-name="T40_12"><text:s/></text:span><text:span text:style-name="T40_13">in</text:span><text:span text:style-name="T40_14"><text:s/></text:span><text:span text:style-name="T40_15">setting</text:span><text:span text:style-name="T40_16"><text:s/></text:span><text:span text:style-name="T40_17">up</text:span><text:span text:style-name="T40_18"><text:s/></text:span><text:span text:style-name="T40_19">git</text:span><text:span text:style-name="T40_20"><text:s/></text:span><text:span text:style-name="T40_21">or</text:span><text:span text:style-name="T40_22"><text:s/></text:span><text:span text:style-name="T40_23">any</text:span><text:span text:style-name="T40_24"><text:s/></text:span><text:span text:style-name="T40_25">other</text:span><text:span text:style-name="T40_26"><text:s/></text:span><text:span text:style-name="T40_27">tool</text:span><text:span text:style-name="T40_28">.</text:span></text:p>
        </text:list-item>
        <text:list-item>
          <text:p text:style-name="P41"><text:span text:style-name="T41_1">I</text:span><text:span text:style-name="T41_2"><text:s/></text:span><text:span text:style-name="T41_3">do</text:span><text:span text:style-name="T41_4"><text:s/></text:span><text:span text:style-name="T41_5">not</text:span><text:span text:style-name="T41_6"><text:s/></text:span><text:span text:style-name="T41_7">want</text:span><text:span text:style-name="T41_8"><text:s/></text:span><text:span text:style-name="T41_9">you</text:span><text:span text:style-name="T41_10"><text:s/></text:span><text:span text:style-name="T41_11">to</text:span><text:span text:style-name="T41_12"><text:s/></text:span><text:span text:style-name="T41_13">play</text:span><text:span text:style-name="T41_14"><text:s/></text:span><text:span text:style-name="T41_15">catch</text:span><text:span text:style-name="T41_16">,<text:s/></text:span><text:span text:style-name="T41_17">so</text:span><text:span text:style-name="T41_18"><text:s/></text:span><text:span text:style-name="T41_19">setup</text:span><text:span text:style-name="T41_20"><text:s/></text:span><text:span text:style-name="T41_21">your</text:span><text:span text:style-name="T41_22"><text:s/></text:span><text:span text:style-name="T41_23">computers</text:span><text:span text:style-name="T41_24"><text:s/></text:span><text:span text:style-name="T41_25">before</text:span><text:span text:style-name="T41_26"><text:s/></text:span><text:span text:style-name="T41_27">we</text:span><text:span text:style-name="T41_28"><text:s/></text:span><text:span text:style-name="T41_29">being</text:span><text:span text:style-name="T41_30">.</text:span></text:p>
        </text:list-item>
      </text:list>
      <text:p text:style-name="P42"/>
      <text:p text:style-name="P43"/>
      <text:p text:style-name="P44"/>
      <text:h text:style-name="P45" text:outline-level="10"><text:bookmark-start text:name="h.iubbgs4iwslw"/><text:bookmark-end text:name="h.iubbgs4iwslw"/><text:span text:style-name="T45_1">Thanks</text:span><text:span text:style-name="T45_2">!</text:span></text:h>
      <text:list text:style-name="LS8" xml:id="list24">
        <text:list-item>
          <text:p text:style-name="P46"><text:span text:style-name="T46_1">Tell</text:span><text:span text:style-name="T46_2"><text:s/></text:span><text:span text:style-name="T46_3">your</text:span><text:span text:style-name="T46_4"><text:s/></text:span><text:span text:style-name="T46_5">friends</text:span><text:span text:style-name="T46_6"><text:s/></text:span><text:span text:style-name="T46_7">about</text:span><text:span text:style-name="T46_8"><text:s/></text:span><text:span text:style-name="T46_9">the</text:span><text:span text:style-name="T46_10"><text:s/></text:span><text:span text:style-name="T46_11">program</text:span><text:span text:style-name="T46_12">.<text:s/></text:span><text:span text:style-name="T46_13">Learning</text:span><text:span text:style-name="T46_14"><text:s/></text:span><text:span text:style-name="T46_15">becomes</text:span><text:span text:style-name="T46_16"><text:s/></text:span><text:span text:style-name="T46_17">effective</text:span><text:span text:style-name="T46_18">,<text:s/></text:span><text:span text:style-name="T46_19">fun</text:span><text:span text:style-name="T46_20"><text:s/></text:span><text:span text:style-name="T46_21">and</text:span><text:span text:style-name="T46_22"><text:s/></text:span><text:span text:style-name="T46_23">easy</text:span><text:span text:style-name="T46_24"><text:s/></text:span><text:span text:style-name="T46_25">when</text:span><text:span text:style-name="T46_26"><text:s/></text:span><text:span text:style-name="T46_27">family</text:span><text:span text:style-name="T46_28"><text:s/></text:span><text:span text:style-name="T46_29">and</text:span><text:span text:style-name="T46_30"><text:s/></text:span><text:span text:style-name="T46_31">friends</text:span><text:span text:style-name="T46_32"><text:s/></text:span><text:span text:style-name="T46_33">are</text:span><text:span text:style-name="T46_34"><text:s/></text:span><text:span text:style-name="T46_35">involved</text:span><text:span text:style-name="T46_36">.</text:span></text:p>
        </text:list-item>
      </text:list>
      <text:p text:style-name="P47"/>
      <text:p text:style-name="P48"/>
      <text:p text:style-name="P49"><text:span text:style-name="T49_1">Send</text:span><text:span text:style-name="T49_2"><text:s/></text:span><text:span text:style-name="T49_3">answer</text:span><text:span text:style-name="T49_4"><text:s/></text:span><text:span text:style-name="T49_5">document</text:span><text:span text:style-name="T49_6"><text:s/></text:span><text:span text:style-name="T49_7">via</text:span><text:span text:style-name="T49_8"><text:s/></text:span><text:span text:style-name="T49_9">email</text:span><text:span text:style-name="T49_10"><text:s/></text:span><text:span text:style-name="T49_11">with</text:span><text:span text:style-name="T49_12"><text:s/></text:span><text:span text:style-name="T49_13">subject</text:span><text:span text:style-name="T49_14">:<text:s/></text:span><text:span text:style-name="T49_15">mentorship</text:span><text:span text:style-name="T49_16"><text:s/>2016<text:s/>-<text:s/></text:span><text:span text:style-name="T49_17">or</text:span><text:span text:style-name="T49_18"><text:s/>-<text:s/></text:span><text:span text:style-name="T49_19">share</text:span><text:span text:style-name="T49_20"><text:s/></text:span><text:span text:style-name="T49_21">with</text:span><text:span text:style-name="T49_22"><text:s/></text:span><text:span text:style-name="T49_23">google</text:span><text:span text:style-name="T49_24"><text:s/></text:span><text:span text:style-name="T49_25">drive</text:span><text:span text:style-name="T49_26">.</text:span></text:p>
      <text:p text:style-name="P50"><text:span text:style-name="T50_1">It</text:span><text:span text:style-name="T50_2">’</text:span><text:span text:style-name="T50_3">d</text:span><text:span text:style-name="T50_4"><text:s/></text:span><text:span text:style-name="T50_5">be</text:span><text:span text:style-name="T50_6"><text:s/></text:span><text:span text:style-name="T50_7">good</text:span><text:span text:style-name="T50_8"><text:s/></text:span><text:span text:style-name="T50_9">if</text:span><text:span text:style-name="T50_10"><text:s/></text:span><text:span text:style-name="T50_11">you</text:span><text:span text:style-name="T50_12"><text:s/></text:span><text:span text:style-name="T50_13">kept</text:span><text:span text:style-name="T50_14"><text:s/></text:span><text:span text:style-name="T50_15">the</text:span><text:span text:style-name="T50_16"><text:s/></text:span><text:span text:style-name="T50_17">questions</text:span><text:span text:style-name="T50_18"><text:s/></text:span><text:span text:style-name="T50_19">and</text:span><text:span text:style-name="T50_20"><text:s/></text:span><text:span text:style-name="T50_21">answered</text:span><text:span text:style-name="T50_22"><text:s/></text:span><text:span text:style-name="T50_23">below</text:span><text:span text:style-name="T50_24"><text:s/></text:span><text:span text:style-name="T50_25">them</text:span><text:span text:style-name="T50_26">.<text:s/></text:span><text:span text:style-name="T50_27">Thanks</text:span><text:span text:style-name="T50_28">.</text:span></text:p>
      <text:p text:style-name="P51"/>
      <text:p text:style-name="P52"><text:span text:style-name="T52_1">Example</text:span><text:span text:style-name="T52_2"><text:s/></text:span><text:span text:style-name="T52_3">breakup</text:span><text:span text:style-name="T52_4"><text:s/></text:span><text:span text:style-name="T52_5">of</text:span><text:span text:style-name="T52_6"><text:s/></text:span><text:span text:style-name="T52_7">year</text:span><text:span text:style-name="T52_8">:</text:span></text:p>
      <text:p text:style-name="P53"/>
      <text:p text:style-name="P54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">
          <table:table-cell table:style-name="Cell1">
            <text:p text:style-name="P55"><text:span text:style-name="T55_1">Week</text:span><text:span text:style-name="T55_2"><text:s/>1<text:s/></text:span><text:span text:style-name="T55_3">and</text:span><text:span text:style-name="T55_4"><text:s/>2</text:span></text:p>
          </table:table-cell>
          <table:table-cell table:style-name="Cell2">
            <text:p text:style-name="P56"><text:span text:style-name="T56_1">W</text:span><text:span text:style-name="T56_2">5,6</text:span></text:p>
          </table:table-cell>
          <table:table-cell table:style-name="Cell3">
            <text:p text:style-name="P57"/>
          </table:table-cell>
          <table:table-cell table:style-name="Cell4">
            <text:p text:style-name="P58"/>
          </table:table-cell>
          <table:table-cell table:style-name="Cell5">
            <text:p text:style-name="P59"/>
          </table:table-cell>
          <table:table-cell table:style-name="Cell6">
            <text:p text:style-name="P60"/>
          </table:table-cell>
          <table:table-cell table:style-name="Cell7">
            <text:p text:style-name="P61"/>
          </table:table-cell>
          <table:table-cell table:style-name="Cell8">
            <text:p text:style-name="P62"/>
          </table:table-cell>
          <table:table-cell table:style-name="Cell9">
            <text:p text:style-name="P63"/>
          </table:table-cell>
          <table:table-cell table:style-name="Cell10">
            <text:p text:style-name="P64"/>
          </table:table-cell>
          <table:table-cell table:style-name="Cell11">
            <text:p text:style-name="P65"/>
          </table:table-cell>
          <table:table-cell table:style-name="Cell12">
            <text:p text:style-name="P66"/>
          </table:table-cell>
          <table:table-cell table:style-name="Cell13">
            <text:p text:style-name="P67"/>
          </table:table-cell>
        </table:table-row>
        <table:table-row table:style-name="Row2">
          <table:table-cell table:style-name="Cell14">
            <text:p text:style-name="P68"><text:span text:style-name="T68_1">W</text:span><text:span text:style-name="T68_2"><text:s/>3,4</text:span></text:p>
          </table:table-cell>
          <table:table-cell table:style-name="Cell15">
            <text:p text:style-name="P69"><text:span text:style-name="T69_1">W</text:span><text:span text:style-name="T69_2"><text:s/>7,8</text:span></text:p>
          </table:table-cell>
          <table:table-cell table:style-name="Cell16">
            <text:p text:style-name="P70"/>
          </table:table-cell>
          <table:table-cell table:style-name="Cell17">
            <text:p text:style-name="P71"/>
          </table:table-cell>
          <table:table-cell table:style-name="Cell18">
            <text:p text:style-name="P72"/>
          </table:table-cell>
          <table:table-cell table:style-name="Cell19">
            <text:p text:style-name="P73"/>
          </table:table-cell>
          <table:table-cell table:style-name="Cell20">
            <text:p text:style-name="P74"/>
          </table:table-cell>
          <table:table-cell table:style-name="Cell21">
            <text:p text:style-name="P75"/>
          </table:table-cell>
          <table:table-cell table:style-name="Cell22">
            <text:p text:style-name="P76"/>
          </table:table-cell>
          <table:table-cell table:style-name="Cell23">
            <text:p text:style-name="P77"/>
          </table:table-cell>
          <table:table-cell table:style-name="Cell24">
            <text:p text:style-name="P78"/>
          </table:table-cell>
          <table:table-cell table:style-name="Cell25">
            <text:p text:style-name="P79"/>
          </table:table-cell>
          <table:table-cell table:style-name="Cell26">
            <text:p text:style-name="P80"/>
          </table:table-cell>
        </table:table-row>
      </table:table>
      <text:p text:style-name="P81"/>
      <text:p text:style-name="P82"/>
      <text:p text:style-name="P83"><text:span text:style-name="T83_1">or</text:span></text:p>
      <text:p text:style-name="P84"/>
      <text:p text:style-name="P85"/>
      <table:table table:style-name="Table2"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row table:style-name="Row3">
          <table:table-cell table:style-name="Cell27">
            <text:p text:style-name="P86"><text:span text:style-name="T86_1">Jan</text:span></text:p>
          </table:table-cell>
          <table:table-cell table:style-name="Cell28">
            <text:p text:style-name="P87"><text:span text:style-name="T87_1">Feb</text:span></text:p>
          </table:table-cell>
          <table:table-cell table:style-name="Cell29">
            <text:p text:style-name="P88"><text:span text:style-name="T88_1">Mar</text:span></text:p>
          </table:table-cell>
          <table:table-cell table:style-name="Cell30">
            <text:p text:style-name="P89"/>
          </table:table-cell>
          <table:table-cell table:style-name="Cell31">
            <text:p text:style-name="P90"/>
          </table:table-cell>
          <table:table-cell table:style-name="Cell32">
            <text:p text:style-name="P91"/>
          </table:table-cell>
          <table:table-cell table:style-name="Cell33">
            <text:p text:style-name="P92"/>
          </table:table-cell>
          <table:table-cell table:style-name="Cell34">
            <text:p text:style-name="P93"/>
          </table:table-cell>
          <table:table-cell table:style-name="Cell35">
            <text:p text:style-name="P94"/>
          </table:table-cell>
          <table:table-cell table:style-name="Cell36">
            <text:p text:style-name="P95"/>
          </table:table-cell>
          <table:table-cell table:style-name="Cell37">
            <text:p text:style-name="P96"/>
          </table:table-cell>
          <table:table-cell table:style-name="Cell38">
            <text:p text:style-name="P97"/>
          </table:table-cell>
        </table:table-row>
      </table:table>
      <text:p text:style-name="P98"/>
      <text:p text:style-name="P99"/>
      <text:p text:style-name="P100"/>
      <text:p text:style-name="P101"/>
      <text:p text:style-name="P102"><text:span text:style-name="T102_1">Example</text:span><text:span text:style-name="T102_2"><text:s/></text:span><text:span text:style-name="T102_3">projects</text:span><text:span text:style-name="T102_4">:</text:span></text:p>
      <text:p text:style-name="P103"/>
      <text:list text:style-name="LS9" xml:id="list25">
        <text:list-item>
          <text:p text:style-name="P104"><text:span text:style-name="T104_1">Personal</text:span><text:span text:style-name="T104_2"><text:s/></text:span><text:span text:style-name="T104_3">blog</text:span></text:p>
        </text:list-item>
        <text:list-item>
          <text:p text:style-name="P105"><text:span text:style-name="T105_1">Personal</text:span><text:span text:style-name="T105_2"><text:s/></text:span><text:span text:style-name="T105_3">site</text:span></text:p>
        </text:list-item>
        <text:list-item>
          <text:p text:style-name="P106"><text:span text:style-name="T106_1">Game</text:span><text:span text:style-name="T106_2"><text:s/></text:span><text:span text:style-name="T106_3">in</text:span><text:span text:style-name="T106_4"><text:s/></text:span><text:span text:style-name="T106_5">CSS</text:span><text:span text:style-name="T106_6">,<text:s/></text:span><text:span text:style-name="T106_7">JavaScript</text:span></text:p>
        </text:list-item>
        <text:list-item>
          <text:p text:style-name="P107"><text:span text:style-name="T107_1">Contacts</text:span><text:span text:style-name="T107_2"><text:s/></text:span><text:span text:style-name="T107_3">application</text:span><text:span text:style-name="T107_4"><text:s/></text:span><text:span text:style-name="T107_5">in</text:span><text:span text:style-name="T107_6"><text:s/></text:span><text:span text:style-name="T107_7">C</text:span><text:span text:style-name="T107_8"><text:s/></text:span><text:span text:style-name="T107_9">or</text:span><text:span text:style-name="T107_10"><text:s/></text:span><text:span text:style-name="T107_11">JavaScript</text:span></text:p>
        </text:list-item>
      </text:list>
      <text:p text:style-name="P108"/>
      <text:p text:style-name="P109"><text:span text:style-name="T109_1">A</text:span><text:span text:style-name="T109_2"><text:s/></text:span><text:span text:style-name="T109_3">version</text:span><text:span text:style-name="T109_4"><text:s/></text:span><text:span text:style-name="T109_5">of</text:span><text:span text:style-name="T109_6"><text:s/></text:span><text:span text:style-name="T109_7">this</text:span><text:span text:style-name="T109_8"><text:s/></text:span><text:span text:style-name="T109_9">document</text:span><text:span text:style-name="T109_10"><text:s/></text:span><text:span text:style-name="T109_11">is</text:span><text:span text:style-name="T109_12"><text:s/></text:span><text:span text:style-name="T109_13">available</text:span><text:span text:style-name="T109_14"><text:s/></text:span><text:span text:style-name="T109_15">at</text:span><text:span text:style-name="T109_16"><text:s/>:<text:s/></text:span><text:span text:style-name="T109_17"><text:a xlink:type="simple" xlink:href="http://iamanubhavsaini.github.io/mentorship-2016/secondstep.html"><text:span text:style-name="T109_18">http</text:span></text:a></text:span><text:span text:style-name="T109_19"><text:a xlink:type="simple" xlink:href="http://iamanubhavsaini.github.io/mentorship-2016/secondstep.html"><text:span text:style-name="T109_20">://</text:span></text:a></text:span><text:span text:style-name="T109_21"><text:a xlink:type="simple" xlink:href="http://iamanubhavsaini.github.io/mentorship-2016/secondstep.html"><text:span text:style-name="T109_22">iamanubhavsaini</text:span></text:a></text:span><text:span text:style-name="T109_23"><text:a xlink:type="simple" xlink:href="http://iamanubhavsaini.github.io/mentorship-2016/secondstep.html"><text:span text:style-name="T109_24">.</text:span></text:a></text:span><text:span text:style-name="T109_25"><text:a xlink:type="simple" xlink:href="http://iamanubhavsaini.github.io/mentorship-2016/secondstep.html"><text:span text:style-name="T109_26">github</text:span></text:a></text:span><text:span text:style-name="T109_27"><text:a xlink:type="simple" xlink:href="http://iamanubhavsaini.github.io/mentorship-2016/secondstep.html"><text:span text:style-name="T109_28">.</text:span></text:a></text:span><text:span text:style-name="T109_29"><text:a xlink:type="simple" xlink:href="http://iamanubhavsaini.github.io/mentorship-2016/secondstep.html"><text:span text:style-name="T109_30">io</text:span></text:a></text:span><text:span text:style-name="T109_31"><text:a xlink:type="simple" xlink:href="http://iamanubhavsaini.github.io/mentorship-2016/secondstep.html"><text:span text:style-name="T109_32">/</text:span></text:a></text:span><text:span text:style-name="T109_33"><text:a xlink:type="simple" xlink:href="http://iamanubhavsaini.github.io/mentorship-2016/secondstep.html"><text:span text:style-name="T109_34">mentorship</text:span></text:a></text:span><text:span text:style-name="T109_35"><text:a xlink:type="simple" xlink:href="http://iamanubhavsaini.github.io/mentorship-2016/secondstep.html"><text:span text:style-name="T109_36">-2016/</text:span></text:a></text:span><text:span text:style-name="T109_37"><text:a xlink:type="simple" xlink:href="http://iamanubhavsaini.github.io/mentorship-2016/secondstep.html"><text:span text:style-name="T109_38">secondstep</text:span></text:a></text:span><text:span text:style-name="T109_39"><text:a xlink:type="simple" xlink:href="http://iamanubhavsaini.github.io/mentorship-2016/secondstep.html"><text:span text:style-name="T109_40">.</text:span></text:a></text:span><text:span text:style-name="T109_41"><text:a xlink:type="simple" xlink:href="http://iamanubhavsaini.github.io/mentorship-2016/secondstep.html"><text:span text:style-name="T109_42">html</text:span></text:a></text:span><text:span text:style-name="T109_43"><text:s/></text:span></text:p>
      <text:p text:style-name="P110"/>
      <text:p text:style-name="P1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